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Ebrima2" svg:font-family="Ebrima" style:font-pitch="variable"/>
    <style:font-face style:name="Ebrima1" svg:font-family="Ebrima" style:font-adornments="Bold" style:font-pitch="variable"/>
    <style:font-face style:name="Ebrima" svg:font-family="Ebrima"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6375in" table:align="left" style:writing-mode="lr-tb"/>
    </style:style>
    <style:style style:name="Table1.A" style:family="table-column">
      <style:table-column-properties style:column-width="0.6417in"/>
    </style:style>
    <style:style style:name="Table1.B" style:family="table-column">
      <style:table-column-properties style:column-width="0.8778in"/>
    </style:style>
    <style:style style:name="Table1.C" style:family="table-column">
      <style:table-column-properties style:column-width="0.6681in"/>
    </style:style>
    <style:style style:name="Table1.D" style:family="table-column">
      <style:table-column-properties style:column-width="1.45in"/>
    </style:style>
    <style:style style:name="Table1.A1" style:family="table-cell">
      <style:table-cell-properties style:vertical-align="middle" fo:background-color="#000000" fo:padding="0.0194in" fo:border-left="0.0139in solid #808080" fo:border-right="none" fo:border-top="0.0139in solid #808080" fo:border-bottom="0.0139in solid #808080">
        <style:background-image/>
      </style:table-cell-properties>
    </style:style>
    <style:style style:name="Table1.D1" style:family="table-cell">
      <style:table-cell-properties style:vertical-align="middle" fo:background-color="#000000" fo:padding="0.0194in" fo:border="0.0139in solid #808080">
        <style:background-image/>
      </style:table-cell-properties>
    </style:style>
    <style:style style:name="Table1.A2" style:family="table-cell">
      <style:table-cell-properties style:vertical-align="middle" fo:padding="0.0194in" fo:border-left="0.0139in solid #808080" fo:border-right="none" fo:border-top="none" fo:border-bottom="0.0139in solid #808080"/>
    </style:style>
    <style:style style:name="Table1.C2" style:family="table-cell" style:data-style-name="N0">
      <style:table-cell-properties style:vertical-align="middle" fo:padding="0.0194in" fo:border-left="0.0139in solid #808080" fo:border-right="none" fo:border-top="none" fo:border-bottom="0.0139in solid #808080"/>
    </style:style>
    <style:style style:name="Table1.D2" style:family="table-cell">
      <style:table-cell-properties style:vertical-align="middle" fo:padding="0.0194in" fo:border-left="0.0139in solid #808080" fo:border-right="0.0139in solid #808080" fo:border-top="none" fo:border-bottom="0.0139in solid #808080"/>
    </style:style>
    <style:style style:name="Table2" style:family="table">
      <style:table-properties style:width="6.9799in" table:align="center"/>
    </style:style>
    <style:style style:name="Table2.A" style:family="table-column">
      <style:table-column-properties style:column-width="1.5007in"/>
    </style:style>
    <style:style style:name="Table2.B" style:family="table-column">
      <style:table-column-properties style:column-width="0.609in"/>
    </style:style>
    <style:style style:name="Table2.C" style:family="table-column">
      <style:table-column-properties style:column-width="0.6083in"/>
    </style:style>
    <style:style style:name="Table2.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2.J1" style:family="table-cell">
      <style:table-cell-properties fo:background-color="#000000"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none" fo:border-top="none" fo:border-bottom="0.0007in solid #000000"/>
    </style:style>
    <style:style style:name="Table2.J2" style:family="table-cell" style:data-style-name="N0">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text-properties style:font-name="Ebrima2"/>
    </style:style>
    <style:style style:name="P2" style:family="paragraph" style:parent-style-name="Text_20_body">
      <style:paragraph-properties fo:text-align="justify" style:justify-single-word="false"/>
      <style:text-properties style:font-name="Ebrima2" fo:font-size="10pt" style:font-size-asian="10pt" style:font-size-complex="10pt"/>
    </style:style>
    <style:style style:name="P3" style:family="paragraph" style:parent-style-name="Text_20_body">
      <style:paragraph-properties fo:text-align="justify" style:justify-single-word="false"/>
      <style:text-properties style:font-name="Ebrima2" fo:font-size="10pt" fo:font-style="italic" style:font-size-asian="10pt" style:font-style-asian="italic" style:font-size-complex="10pt" style:font-style-complex="italic"/>
    </style:style>
    <style:style style:name="P4" style:family="paragraph" style:parent-style-name="Text_20_body">
      <style:paragraph-properties fo:text-align="justify" style:justify-single-word="false"/>
      <style:text-properties style:font-name="Ebrima2" fo:font-size="10pt" fo:font-style="italic" style:text-underline-style="none" style:font-size-asian="10pt" style:font-style-asian="italic" style:font-size-complex="10pt" style:font-style-complex="italic"/>
    </style:style>
    <style:style style:name="P5" style:family="paragraph" style:parent-style-name="Text_20_body">
      <style:paragraph-properties fo:text-align="justify" style:justify-single-word="false"/>
      <style:text-properties style:font-name="Ebrima2" style:text-underline-style="none" fo:font-weight="normal" style:font-weight-asian="normal" style:font-weight-complex="normal"/>
    </style:style>
    <style:style style:name="P6" style:family="paragraph" style:parent-style-name="Text_20_body">
      <style:paragraph-properties fo:text-align="justify" style:justify-single-word="false"/>
      <style:text-properties style:font-name="Ebrima2" style:text-underline-style="solid" style:text-underline-width="auto" style:text-underline-color="font-color" fo:font-weight="bold" style:font-weight-asian="bold" style:font-weight-complex="bold"/>
    </style:style>
    <style:style style:name="P7"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color="#ffffff" fo:font-weight="bold" style:font-weight-asian="bold" style:font-weight-complex="bold"/>
    </style:style>
    <style:style style:name="P10" style:family="paragraph" style:parent-style-name="Text_20_body">
      <style:text-properties style:text-underline-style="none" fo:font-weight="normal" style:font-weight-asian="normal" style:font-weight-complex="normal"/>
    </style:style>
    <style:style style:name="P11"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12" style:family="paragraph" style:parent-style-name="Text_20_body">
      <style:paragraph-properties fo:text-align="justify" style:justify-single-word="false"/>
      <style:text-properties style:text-underline-style="non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text-properties fo:font-weight="bold" style:font-weight-asian="bold" style:font-weight-complex="bold"/>
    </style:style>
    <style:style style:name="P16" style:family="paragraph" style:parent-style-name="Text_20_body">
      <style:paragraph-properties fo:text-align="justify" style:justify-single-word="false"/>
      <style:text-properties fo:font-weight="bold" style:font-weight-asian="bold" style:font-weight-complex="bold"/>
    </style:style>
    <style:style style:name="P17" style:family="paragraph" style:parent-style-name="Text_20_body">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18"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9" style:family="paragraph" style:parent-style-name="Text_20_body">
      <style:paragraph-properties fo:text-align="justify" style:justify-single-word="false" fo:break-before="page"/>
      <style:text-properties style:font-name="Ebrima2" fo:font-size="10pt" style:font-size-asian="10pt" style:font-size-complex="10pt"/>
    </style:style>
    <style:style style:name="P20" style:family="paragraph" style:parent-style-name="Table_20_Contents">
      <style:text-properties style:font-name="Ebrima" fo:font-size="10pt"/>
    </style:style>
    <style:style style:name="P21" style:family="paragraph" style:parent-style-name="Table_20_Contents">
      <style:paragraph-properties fo:text-align="center" style:justify-single-word="false"/>
      <style:text-properties style:font-name="Ebrima" fo:font-size="10pt"/>
    </style:style>
    <style:style style:name="P22" style:family="paragraph" style:parent-style-name="Table_20_Contents">
      <style:paragraph-properties fo:text-align="center" style:justify-single-word="false"/>
      <style:text-properties style:font-name="Ebrima" fo:font-size="10pt" fo:font-weight="bold" style:font-weight-asian="bold" style:font-weight-complex="bold"/>
    </style:style>
    <style:style style:name="P23" style:family="paragraph" style:parent-style-name="Text_20_body">
      <style:paragraph-properties fo:text-align="justify" style:justify-single-word="false" fo:break-before="column"/>
      <style:text-properties fo:font-weight="bold" style:font-weight-asian="bold" style:font-weight-complex="bold"/>
    </style:style>
    <style:style style:name="P24" style:family="paragraph" style:parent-style-name="Heading_20_1">
      <style:paragraph-properties fo:text-align="center" style:justify-single-word="false"/>
      <style:text-properties style:font-name="Ebrima2" fo:font-size="20pt" style:font-size-asian="20pt" style:font-size-complex="20pt"/>
    </style:style>
    <style:style style:name="P25" style:family="paragraph" style:parent-style-name="Heading_20_1">
      <style:paragraph-properties fo:text-align="center" style:justify-single-word="false" fo:break-before="page"/>
      <style:text-properties fo:font-size="20pt" style:font-size-asian="20pt" style:font-size-complex="20pt"/>
    </style:style>
    <style:style style:name="P26" style:family="paragraph" style:parent-style-name="Heading_20_3">
      <style:text-properties style:font-name="Ebrima2"/>
    </style:style>
    <style:style style:name="P27" style:family="paragraph" style:parent-style-name="Heading_20_3">
      <style:text-properties style:text-underline-style="none"/>
    </style:style>
    <style:style style:name="P28" style:family="paragraph" style:parent-style-name="Heading_20_3">
      <style:text-properties style:text-underline-style="none" fo:font-weight="bold" style:font-weight-asian="bold" style:font-weight-complex="bold"/>
    </style:style>
    <style:style style:name="P29" style:family="paragraph" style:parent-style-name="Heading_20_3">
      <style:paragraph-properties fo:break-before="column"/>
      <style:text-properties style:font-name="Ebrima2"/>
    </style:style>
    <style:style style:name="P30" style:family="paragraph" style:parent-style-name="Text_20_body" style:list-style-name="L1">
      <style:paragraph-properties fo:text-align="end" style:justify-single-word="false"/>
      <style:text-properties style:font-name="Ebrima2" fo:font-style="italic"/>
    </style:style>
    <style:style style:name="P31" style:family="paragraph" style:parent-style-name="Text_20_body" style:list-style-name="L2">
      <style:paragraph-properties fo:text-align="end" style:justify-single-word="false"/>
      <style:text-properties style:font-name="Ebrima2" fo:font-style="italic" style:text-underline-style="none"/>
    </style:style>
    <style:style style:name="P32" style:family="paragraph" style:parent-style-name="Text_20_body" style:list-style-name="L3">
      <style:paragraph-properties fo:text-align="justify" style:justify-single-word="false"/>
      <style:text-properties fo:font-weight="normal" style:font-weight-asian="normal" style:font-weight-complex="normal"/>
    </style:style>
    <style:style style:name="P33" style:family="paragraph" style:parent-style-name="Text_20_body" style:list-style-name="L4">
      <style:paragraph-properties fo:text-align="justify" style:justify-single-word="false"/>
      <style:text-properties fo:font-weight="bold" style:font-weight-asian="bold" style:font-weight-complex="bold"/>
    </style:style>
    <style:style style:name="P34" style:family="paragraph" style:parent-style-name="Text_20_body" style:list-style-name="L4">
      <style:paragraph-properties fo:text-align="justify" style:justify-single-word="false"/>
      <style:text-properties style:text-underline-style="none" fo:font-weight="normal" style:font-weight-asian="normal" style:font-weight-complex="normal"/>
    </style:style>
    <style:style style:name="P35" style:family="paragraph" style:parent-style-name="Text_20_body" style:list-style-name="L5">
      <style:paragraph-properties fo:text-align="justify" style:justify-single-word="false"/>
      <style:text-properties style:text-underline-style="none" fo:font-weight="normal" style:font-weight-asian="normal" style:font-weight-complex="normal"/>
    </style:style>
    <style:style style:name="P36" style:family="paragraph" style:parent-style-name="Text_20_body" style:list-style-name="L6">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size="10pt" style:font-size-asian="10pt" style:font-style-asian="italic" style:font-size-complex="10pt" style:font-style-complex="italic"/>
    </style:style>
    <style:style style:name="T5" style:family="text">
      <style:text-properties fo:font-size="10pt" style:text-underline-style="solid" style:text-underline-width="auto" style:text-underline-color="font-color" style:font-size-asian="10pt" style:font-style-asian="italic" style:font-size-complex="10pt" style:font-style-complex="italic"/>
    </style:style>
    <style:style style:name="T6" style:family="text">
      <style:text-properties style:font-name="Ebrima2"/>
    </style:style>
    <style:style style:name="T7" style:family="text">
      <style:text-properties style:font-name="Ebrima2" style:text-underline-style="none"/>
    </style:style>
    <style:style style:name="T8" style:family="text">
      <style:text-properties style:font-name="Ebrima2" style:text-underline-style="none"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style:font-style-asian="normal" style:font-style-complex="normal"/>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fo:background-color="transparent" text:dont-balance-text-columns="false"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Mekton ZZ: Mekton Quick Build System</text:h>
      <text:p text:style-name="P1"/>
      <text:section text:style-name="Sect1" text:name="Section1">
        <text:p text:style-name="P3">“Fools believe war is about killing the enemy. I tell you that the true purpose of war is to destroy the enemy's will to fight. For this reason, there is no finer weapon of war than the Mekton. The enemy's will shall surely be crushed upon seeing his home and comrades trampled under the foot of a hundred-ton metal man. . .”</text:p>
        <text:list xml:id="list3357239601577190127" text:style-name="L1">
          <text:list-item>
            <text:p text:style-name="P30"><text:span text:style-name="T4">Arkon Verian, from </text:span><text:span text:style-name="T5">The Merits of Mekton Combat</text:span></text:p>
          </text:list-item>
        </text:list>
        <text:p text:style-name="P4"/>
        <text:p text:style-name="P4">And the Sky King went forth to the people of the Heavens, and asked, “Are there none among you with the will to fight?” And many stayed silent, for they were ashamed of their fear. But a few among the people answered, “We will stand with you against the Darkness!” And these were the first of the Metal Knights. And the Sky King ordered that these Knights be given great suits of armor, taller than the trees, with wings of fire and spears of lightning. And it is said that the Sky King ordered that these armors be made in the likeness of Man, so that the Demons would know that it was Men, not Gods, who had killed them.</text:p>
        <text:list xml:id="list7462727914802840299" text:style-name="L2">
          <text:list-item>
            <text:p text:style-name="P31"><text:span text:style-name="T4">Excerpt from the </text:span><text:span text:style-name="T5">Book of Kallicar</text:span></text:p>
          </text:list-item>
        </text:list>
        <text:h text:style-name="P26" text:outline-level="3">Overview</text:h>
        <text:p text:style-name="P1">Mekton Zeta's MTS (Mekton Technical System) is a great way to build almost any kind of mecha you'd like. Unfortunately, it's also a convoluted mess of formulae, corner-cases, and vague, unbalanced rules that can be a headache to unravel. Double-unfortunately, a lot of Mekton's charm comes from a lot of that jankiness. Peeling it all away pretty much kills Mekton Z's charisma.</text:p>
        <text:p text:style-name="P1">MTS ZZ doesn't try. It's still convoluted, and there are still a lot of corner-cases, but I've tried to get rid of the worst of the stuff that required a calculator and a copy of Microsoft Excel to do properly. Building a mecha is still going to be a complicated process, but hopefully we'll be able to do it without the need for an actuary and an IRS auditor.</text:p>
        <text:p text:style-name="P1">Where I have made changes and simplifications, it's to make customizing mecha easier. One of the real joys of Mekton Z was using the MTS to create your own mecha, but the system was so convoluted that actually doing so could be difficult. Where I've made changes, I've done so in order to allow players more freedom to do this, and thus spread the work around so the GM doesn't need to build every mecha in the setting.</text:p>
        <text:h text:style-name="P29" text:outline-level="3">Core Concepts</text:h>
        <text:p text:style-name="P1">So here are a few basic things you need to remember while using MTS ZZ:</text:p>
        <text:p text:style-name="P1"/>
        <text:p text:style-name="P6">Mecha:<text:span text:style-name="T2"> A mecha is any vehicle or war machine that is built using MTS. This ranges from high-speed fighter craft to big slow tanks to walking battle machines. This is distinct from a Mekton, which is solely used to refer to bipedal humanoid battle machines.</text:span></text:p>
        <text:p text:style-name="P5">In general, MTS doesn't care too much what design a mecha uses: it's mostly interested in figuring out how it interacts with other mecha. So although an F-15 fighter and a Gundam might be very different, MTS still treats both as a collection of servoes with varying stats.</text:p>
        <text:p text:style-name="P5"/>
        <text:p text:style-name="P7"><text:span text:style-name="T6">Cost:</text:span><text:span text:style-name="T8"> Mecha and the systems they use are purchased with </text:span><text:span text:style-name="T7">Construction Points</text:span><text:span text:style-name="T8">, or </text:span><text:span text:style-name="T7">CP</text:span><text:span text:style-name="T8">. What a CP is in “real world” money might vary from Series to Series, but averages about $1,000 per CP.</text:span></text:p>
        <text:p text:style-name="P5">This does mean that some mecha can be purchased oddly cheaply, but don't sweat it too much. My suggestion is to use CP as the sole currency when buying mecha, and forget about trying to convert it to cash.</text:p>
        <text:p text:style-name="P5">In general, cannon-fodder units will cost somewhere around 1 to 100 CP, while more capable units will cost somewhere around 100 to 300 CP. Elite Custom Ace Kai units will range up to 500 CP. Anything above 500 CP is reserved for one-of-a-kind super-mecha.</text:p>
        <text:p text:style-name="P5"/>
        <text:p text:style-name="P7"><text:span text:style-name="T6">Spaces:</text:span><text:span text:style-name="T8"> It's one thing to want to stick a 300 mm autocannon on a Vespa, it's another thing to find a place to put it! Each servo has a set number of Spaces it can contain (usually equal to the cost of the Servo). Most weapons or other systems have a listed number of Spaces they take up from the servo they are located in: oftentimes equal to the cost of the system in CP.</text:span></text:p>
        <text:p text:style-name="P5">More than one system can be placed in a single Servo, and most systems can be split up between multiple Servos. The downside is that if any of the Servos containing that system are destroyed, the entire system is destroyed as well.</text:p>
        <text:p text:style-name="P5"/>
        <text:p text:style-name="P7"><text:soft-page-break/><text:span text:style-name="T6">Kills:</text:span><text:span text:style-name="T8"> All damage on the Mekton scale is measured in Kills. One Kill is about equal to ten Human-scale Hits, but Hit-scaled weapons can't deal damage to Kill-scaled units: it doesn't matter how long you plink away at a boulder with a peashooter, you're not gonna hurt the rock.</text:span></text:p>
        <text:p text:style-name="P5">Also, if a weapon that deals Kills manages to tag something that has Hits, nine times out of ten you may as well forget about figuring out the damage and just assume that the target has been blown to bits. (On the other hand, big things like tanks and mecha tend to find it hard to target small things like humans: more on that elsewhere.)</text:p>
        <text:p text:style-name="P6">Weight:</text:p>
        <text:p text:style-name="P5">Mektons are big, heavy things. As a rule of thumb, 2 Kills = 1 Ton of weight. This applies to Armor, Servos, and Weapons: more powerful weapons weigh more than less powerful ones.</text:p>
        <text:p text:style-name="P5">All this weight adds up in the end and affects your mecha's performance, particularly its Maneuver Value, Targeting Modifier, and Walk/Run speed.</text:p>
        <text:p text:style-name="P5"/>
        <text:p text:style-name="P6">Maneuver Value and Targeting Modifier:</text:p>
        <text:p text:style-name="P5">Maneuver Value and Targeting Modifier (aka MV and TM) are a measure of how responsive your mecha is to your pilot's commands. MV and TM are primarily determined by the Mecha's overall weight, as listed below:</text:p>
        <text:p text:style-name="P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Weight</text:p>
            </table:table-cell>
            <table:table-cell table:style-name="Table1.A1" office:value-type="string">
              <text:p text:style-name="P9">Ground MA</text:p>
            </table:table-cell>
            <table:table-cell table:style-name="Table1.A1" office:value-type="string">
              <text:p text:style-name="P9">MV/TM</text:p>
            </table:table-cell>
            <table:table-cell table:style-name="Table1.D1" office:value-type="string">
              <text:p text:style-name="P9">Weight Class</text:p>
            </table:table-cell>
          </table:table-row>
          <table:table-row>
            <table:table-cell table:style-name="Table1.A2" office:value-type="string">
              <text:p text:style-name="P8">0 - 19.9</text:p>
            </table:table-cell>
            <table:table-cell table:style-name="Table1.A2" office:value-type="string">
              <text:p text:style-name="P8">3 | 3</text:p>
            </table:table-cell>
            <table:table-cell table:style-name="Table1.C2" office:value-type="float" office:value="-1">
              <text:p text:style-name="P8">-1</text:p>
            </table:table-cell>
            <table:table-cell table:style-name="Table1.D2" office:value-type="string">
              <text:p text:style-name="P8">Light</text:p>
            </table:table-cell>
          </table:table-row>
          <table:table-row>
            <table:table-cell table:style-name="Table1.A2" office:value-type="string">
              <text:p text:style-name="P8">20 – 39.9</text:p>
            </table:table-cell>
            <table:table-cell table:style-name="Table1.A2" office:value-type="string">
              <text:p text:style-name="P8">2 | 3</text:p>
            </table:table-cell>
            <table:table-cell table:style-name="Table1.C2" office:value-type="float" office:value="-3">
              <text:p text:style-name="P8">-3</text:p>
            </table:table-cell>
            <table:table-cell table:style-name="Table1.D2" office:value-type="string">
              <text:p text:style-name="P8">Striker</text:p>
            </table:table-cell>
          </table:table-row>
          <table:table-row>
            <table:table-cell table:style-name="Table1.A2" office:value-type="string">
              <text:p text:style-name="P8">40 – 59.9 </text:p>
            </table:table-cell>
            <table:table-cell table:style-name="Table1.A2" office:value-type="string">
              <text:p text:style-name="P8">2 | 2</text:p>
            </table:table-cell>
            <table:table-cell table:style-name="Table1.C2" office:value-type="float" office:value="-5">
              <text:p text:style-name="P8">-5</text:p>
            </table:table-cell>
            <table:table-cell table:style-name="Table1.D2" office:value-type="string">
              <text:p text:style-name="P8">Medium</text:p>
            </table:table-cell>
          </table:table-row>
          <table:table-row>
            <table:table-cell table:style-name="Table1.A2" office:value-type="string">
              <text:p text:style-name="P8">60 – 79.9</text:p>
            </table:table-cell>
            <table:table-cell table:style-name="Table1.A2" office:value-type="string">
              <text:p text:style-name="P8">1 | 2</text:p>
            </table:table-cell>
            <table:table-cell table:style-name="Table1.C2" office:value-type="float" office:value="-7">
              <text:p text:style-name="P8">-7</text:p>
            </table:table-cell>
            <table:table-cell table:style-name="Table1.D2" office:value-type="string">
              <text:p text:style-name="P8">Heavy</text:p>
            </table:table-cell>
          </table:table-row>
          <table:table-row>
            <table:table-cell table:style-name="Table1.A2" office:value-type="string">
              <text:p text:style-name="P8">80 – 99.9</text:p>
            </table:table-cell>
            <table:table-cell table:style-name="Table1.A2" office:value-type="string">
              <text:p text:style-name="P8">1 | 1</text:p>
            </table:table-cell>
            <table:table-cell table:style-name="Table1.C2" office:value-type="float" office:value="-9">
              <text:p text:style-name="P8">-9</text:p>
            </table:table-cell>
            <table:table-cell table:style-name="Table1.D2" office:value-type="string">
              <text:p text:style-name="P8">Assault</text:p>
            </table:table-cell>
          </table:table-row>
          <table:table-row>
            <table:table-cell table:style-name="Table1.C2" office:value-type="float" office:value="100">
              <text:p text:style-name="P8">100</text:p>
            </table:table-cell>
            <table:table-cell table:style-name="Table1.A2" office:value-type="string">
              <text:p text:style-name="P8">1 | 1</text:p>
            </table:table-cell>
            <table:table-cell table:style-name="Table1.C2" office:value-type="float" office:value="-11">
              <text:p text:style-name="P8">-11</text:p>
            </table:table-cell>
            <table:table-cell table:style-name="Table1.D2" office:value-type="string">
              <text:p text:style-name="P8">Kaiser</text:p>
            </table:table-cell>
          </table:table-row>
        </table:table>
        <text:p text:style-name="Text_20_body"/>
        <text:p text:style-name="P5">The mecha's Maneuver Value (MV) is subtracted from the pilot's Mecha Piloting and Mecha Fighting rolls. The mecha's Targeting Modifier (TM) is subtracted from the pilot's Mecha Shooting and Mecha Missiles rolls.</text:p>
        <text:p text:style-name="P5">There are systems (rather expensive ones) that can reduce a mecha's MV/TM penalty. More on that later. </text:p>
        <text:p text:style-name="P5"/>
        <text:p text:style-name="P5"/>
        <text:p text:style-name="P6">Move Allowance (MA)</text:p>
        <text:p text:style-name="P5">A mecha's total weight also determines its Ground MA. The first number listed is the mecha's Walk speed, while the second number is the mecha's Run speed.</text:p>
        <text:p text:style-name="P5">Again, there are some systems that allow the mecha to move faster than normal for their weight class, including more powerful powerplants and attaching wheels to the mecha. Also, a mecha can purchase a secondary movement type that allows it to fly, hover, or speed through water. More on that later.</text:p>
        <text:p text:style-name="P5"/>
        <text:p text:style-name="P6">Extra Edge</text:p>
        <text:p text:style-name="P5">A particularly skilled pilot or very responsive mecha can grant an additional edge over less well-trained or well-built opponents. Pilots get one Extra Edge point at the start of each battle for each point they have in Piloting over 5, and certain mecha will also grant Extra Edge to their pilots as well. These are treated like ordinary Edge points except that if they are not used by the end of the battle, they will be lost. </text:p>
        <text:h text:style-name="P28" text:outline-level="3">Build Procedure</text:h>
        <text:p text:style-name="P10">Building a mecha comes in four steps:</text:p>
        <text:list xml:id="list5242786730532847209" text:style-name="L3">
          <text:list-item>
            <text:p text:style-name="P32"><text:span text:style-name="T1">The GM or player constructs the </text:span><text:span text:style-name="T3">Frame</text:span><text:span text:style-name="T1">, the collection of servoes that determines how the mecha is laid out.</text:span></text:p>
          </text:list-item>
          <text:list-item>
            <text:p text:style-name="P32"><text:span text:style-name="T1">The GM or player chooses </text:span><text:span text:style-name="T3">Multiplier Systems</text:span><text:span text:style-name="T1">, which are built directly into the Frame and determine the mecha's broad performance characteristics.</text:span></text:p>
          </text:list-item>
          <text:list-item>
            <text:p text:style-name="P32"><text:span text:style-name="T1">The GM or player then adds</text:span><text:span text:style-name="T3"> Additive Systems</text:span><text:span text:style-name="T1"> like armor, weapons, sensors, etc.</text:span></text:p>
          </text:list-item>
          <text:list-item>
            <text:p text:style-name="P32"><text:span text:style-name="T1">Once all other systems have been added, the mecha's total weight is determined, which is used to determine the cost of any </text:span><text:span text:style-name="T3">Movement Systems</text:span><text:span text:style-name="T1"> that might be desired.</text:span></text:p>
          </text:list-item>
        </text:list>
        <text:p text:style-name="P11"/>
        <text:p text:style-name="P14"><text:span text:style-name="T1">Finally, the mecha's vital stats are transferred to a </text:span><text:span text:style-name="T3">Mecha Record Sheet</text:span><text:span text:style-name="T1"> for use in-game.</text:span></text:p>
        <text:h text:style-name="P25" text:outline-level="1">The Frame</text:h>
        <text:p text:style-name="P12">A mecha's Frame is the collection of servomodules (servos for short) that make up its core structure. Servomodules are the skeletal components of the mecha, consisting of the armature, hydraulic pistons, and hardpoints for attaching systems and armor.</text:p>
        <text:p text:style-name="P12">Every servo has a Kills value, a number of Spaces, and a Cost in CP. Usually, all three of these are the same number. Each servo also has a Weight value, equal to 1/2 its Kills.</text:p>
        <text:h text:style-name="P28" text:outline-level="3">Basic Frames</text:h>
        <text:p text:style-name="P10">To quickly build a Mekton, pick one of the following Frames:</text:p>
        <text:section text:style-name="Sect2" text:name="Section2">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B" table:number-columns-repeated="2"/>
            <table:table-column table:style-name="Table2.C"/>
            <table:table-column table:style-name="Table2.B" table:number-columns-repeated="2"/>
            <table:table-row>
              <table:table-cell table:style-name="Table2.A1" office:value-type="string">
                <text:p text:style-name="P22">Class</text:p>
              </table:table-cell>
              <table:table-cell table:style-name="Table2.A1" office:value-type="string">
                <text:p text:style-name="P22">Weight</text:p>
              </table:table-cell>
              <table:table-cell table:style-name="Table2.A1" office:value-type="string">
                <text:p text:style-name="P22">Cost</text:p>
              </table:table-cell>
              <table:table-cell table:style-name="Table2.A1" office:value-type="string">
                <text:p text:style-name="P22">Head</text:p>
              </table:table-cell>
              <table:table-cell table:style-name="Table2.A1" office:value-type="string">
                <text:p text:style-name="P22">Torso</text:p>
              </table:table-cell>
              <table:table-cell table:style-name="Table2.A1" office:value-type="string">
                <text:p text:style-name="P22">Arms</text:p>
              </table:table-cell>
              <table:table-cell table:style-name="Table2.A1" office:value-type="string">
                <text:p text:style-name="P22">Legs</text:p>
              </table:table-cell>
              <table:table-cell table:style-name="Table2.A1" office:value-type="string">
                <text:p text:style-name="P22">Melee</text:p>
              </table:table-cell>
              <table:table-cell table:style-name="Table2.A1" office:value-type="string">
                <text:p text:style-name="P22">Throw</text:p>
              </table:table-cell>
              <table:table-cell table:style-name="Table2.J1" office:value-type="string">
                <text:p text:style-name="P22">Max Armor</text:p>
              </table:table-cell>
            </table:table-row>
            <table:table-row>
              <table:table-cell table:style-name="Table2.A2" office:value-type="string">
                <text:p text:style-name="P20">Lightweight</text:p>
              </table:table-cell>
              <table:table-cell table:style-name="Table2.A2" office:value-type="string">
                <text:p text:style-name="P21">8 tons</text:p>
              </table:table-cell>
              <table:table-cell table:style-name="Table2.A2" office:value-type="string">
                <text:p text:style-name="P21">16 cp</text:p>
              </table:table-cell>
              <table:table-cell table:style-name="Table2.D2" office:value-type="float" office:value="2">
                <text:p text:style-name="P21">2</text:p>
              </table:table-cell>
              <table:table-cell table:style-name="Table2.D2" office:value-type="float" office:value="4">
                <text:p text:style-name="P21">4</text:p>
              </table:table-cell>
              <table:table-cell table:style-name="Table2.A2" office:value-type="string">
                <text:p text:style-name="P21">2 each</text:p>
              </table:table-cell>
              <table:table-cell table:style-name="Table2.A2" office:value-type="string">
                <text:p text:style-name="P21">3 each</text:p>
              </table:table-cell>
              <table:table-cell table:style-name="Table2.A2" office:value-type="string">
                <text:p text:style-name="P21"/>
              </table:table-cell>
              <table:table-cell table:style-name="Table2.A2" office:value-type="string">
                <text:p text:style-name="P21"/>
              </table:table-cell>
              <table:table-cell table:style-name="Table2.J2" office:value-type="float" office:value="3">
                <text:p text:style-name="P21">3</text:p>
              </table:table-cell>
            </table:table-row>
            <table:table-row>
              <table:table-cell table:style-name="Table2.A2" office:value-type="string">
                <text:p text:style-name="P20">Striker</text:p>
              </table:table-cell>
              <table:table-cell table:style-name="Table2.A2" office:value-type="string">
                <text:p text:style-name="P21">17 tons</text:p>
              </table:table-cell>
              <table:table-cell table:style-name="Table2.A2" office:value-type="string">
                <text:p text:style-name="P21">34 cp</text:p>
              </table:table-cell>
              <table:table-cell table:style-name="Table2.D2" office:value-type="float" office:value="4">
                <text:p text:style-name="P21">4</text:p>
              </table:table-cell>
              <table:table-cell table:style-name="Table2.D2" office:value-type="float" office:value="8">
                <text:p text:style-name="P21">8</text:p>
              </table:table-cell>
              <table:table-cell table:style-name="Table2.A2" office:value-type="string">
                <text:p text:style-name="P21">5 each</text:p>
              </table:table-cell>
              <table:table-cell table:style-name="Table2.A2" office:value-type="string">
                <text:p text:style-name="P21">6 each</text:p>
              </table:table-cell>
              <table:table-cell table:style-name="Table2.A2" office:value-type="string">
                <text:p text:style-name="P21"/>
              </table:table-cell>
              <table:table-cell table:style-name="Table2.A2" office:value-type="string">
                <text:p text:style-name="P21"/>
              </table:table-cell>
              <table:table-cell table:style-name="Table2.J2" office:value-type="float" office:value="5">
                <text:p text:style-name="P21">5</text:p>
              </table:table-cell>
            </table:table-row>
            <table:table-row>
              <table:table-cell table:style-name="Table2.A2" office:value-type="string">
                <text:p text:style-name="P20">Mediumweight</text:p>
              </table:table-cell>
              <table:table-cell table:style-name="Table2.A2" office:value-type="string">
                <text:p text:style-name="P21">24 tons</text:p>
              </table:table-cell>
              <table:table-cell table:style-name="Table2.A2" office:value-type="string">
                <text:p text:style-name="P21">48 cp</text:p>
              </table:table-cell>
              <table:table-cell table:style-name="Table2.D2" office:value-type="float" office:value="6">
                <text:p text:style-name="P21">6</text:p>
              </table:table-cell>
              <table:table-cell table:style-name="Table2.D2" office:value-type="float" office:value="12">
                <text:p text:style-name="P21">12</text:p>
              </table:table-cell>
              <table:table-cell table:style-name="Table2.A2" office:value-type="string">
                <text:p text:style-name="P21">7 each</text:p>
              </table:table-cell>
              <table:table-cell table:style-name="Table2.A2" office:value-type="string">
                <text:p text:style-name="P21">8 each</text:p>
              </table:table-cell>
              <table:table-cell table:style-name="Table2.A2" office:value-type="string">
                <text:p text:style-name="P21"/>
              </table:table-cell>
              <table:table-cell table:style-name="Table2.A2" office:value-type="string">
                <text:p text:style-name="P21"/>
              </table:table-cell>
              <table:table-cell table:style-name="Table2.J2" office:value-type="float" office:value="7">
                <text:p text:style-name="P21">7</text:p>
              </table:table-cell>
            </table:table-row>
            <table:table-row>
              <table:table-cell table:style-name="Table2.A2" office:value-type="string">
                <text:p text:style-name="P20">Heavyweight</text:p>
              </table:table-cell>
              <table:table-cell table:style-name="Table2.A2" office:value-type="string">
                <text:p text:style-name="P21">31 tons</text:p>
              </table:table-cell>
              <table:table-cell table:style-name="Table2.A2" office:value-type="string">
                <text:p text:style-name="P21">62 cp</text:p>
              </table:table-cell>
              <table:table-cell table:style-name="Table2.D2" office:value-type="float" office:value="8">
                <text:p text:style-name="P21">8</text:p>
              </table:table-cell>
              <table:table-cell table:style-name="Table2.D2" office:value-type="float" office:value="16">
                <text:p text:style-name="P21">16</text:p>
              </table:table-cell>
              <table:table-cell table:style-name="Table2.A2" office:value-type="string">
                <text:p text:style-name="P21">9 each</text:p>
              </table:table-cell>
              <table:table-cell table:style-name="Table2.A2" office:value-type="string">
                <text:p text:style-name="P21">10 each</text:p>
              </table:table-cell>
              <table:table-cell table:style-name="Table2.A2" office:value-type="string">
                <text:p text:style-name="P21"/>
              </table:table-cell>
              <table:table-cell table:style-name="Table2.A2" office:value-type="string">
                <text:p text:style-name="P21"/>
              </table:table-cell>
              <table:table-cell table:style-name="Table2.J2" office:value-type="float" office:value="9">
                <text:p text:style-name="P21">9</text:p>
              </table:table-cell>
            </table:table-row>
            <table:table-row>
              <table:table-cell table:style-name="Table2.A2" office:value-type="string">
                <text:p text:style-name="P20">Superheavy</text:p>
              </table:table-cell>
              <table:table-cell table:style-name="Table2.A2" office:value-type="string">
                <text:p text:style-name="P21">38 tons</text:p>
              </table:table-cell>
              <table:table-cell table:style-name="Table2.A2" office:value-type="string">
                <text:p text:style-name="P21">76 cp</text:p>
              </table:table-cell>
              <table:table-cell table:style-name="Table2.D2" office:value-type="float" office:value="10">
                <text:p text:style-name="P21">10</text:p>
              </table:table-cell>
              <table:table-cell table:style-name="Table2.D2" office:value-type="float" office:value="20">
                <text:p text:style-name="P21">20</text:p>
              </table:table-cell>
              <table:table-cell table:style-name="Table2.A2" office:value-type="string">
                <text:p text:style-name="P21">11 each</text:p>
              </table:table-cell>
              <table:table-cell table:style-name="Table2.A2" office:value-type="string">
                <text:p text:style-name="P21">12 each</text:p>
              </table:table-cell>
              <table:table-cell table:style-name="Table2.A2" office:value-type="string">
                <text:p text:style-name="P21"/>
              </table:table-cell>
              <table:table-cell table:style-name="Table2.A2" office:value-type="string">
                <text:p text:style-name="P21"/>
              </table:table-cell>
              <table:table-cell table:style-name="Table2.J2" office:value-type="float" office:value="11">
                <text:p text:style-name="P21">11</text:p>
              </table:table-cell>
            </table:table-row>
            <table:table-row>
              <table:table-cell table:style-name="Table2.A2" office:value-type="string">
                <text:p text:style-name="P20">Megaheavy</text:p>
              </table:table-cell>
              <table:table-cell table:style-name="Table2.A2" office:value-type="string">
                <text:p text:style-name="P21">45 tons</text:p>
              </table:table-cell>
              <table:table-cell table:style-name="Table2.A2" office:value-type="string">
                <text:p text:style-name="P21">90 cp</text:p>
              </table:table-cell>
              <table:table-cell table:style-name="Table2.D2" office:value-type="float" office:value="12">
                <text:p text:style-name="P21">12</text:p>
              </table:table-cell>
              <table:table-cell table:style-name="Table2.D2" office:value-type="float" office:value="24">
                <text:p text:style-name="P21">24</text:p>
              </table:table-cell>
              <table:table-cell table:style-name="Table2.A2" office:value-type="string">
                <text:p text:style-name="P21">13 each</text:p>
              </table:table-cell>
              <table:table-cell table:style-name="Table2.A2" office:value-type="string">
                <text:p text:style-name="P21">14 each</text:p>
              </table:table-cell>
              <table:table-cell table:style-name="Table2.A2" office:value-type="string">
                <text:p text:style-name="P21"/>
              </table:table-cell>
              <table:table-cell table:style-name="Table2.A2" office:value-type="string">
                <text:p text:style-name="P21"/>
              </table:table-cell>
              <table:table-cell table:style-name="Table2.J2" office:value-type="float" office:value="13">
                <text:p text:style-name="P21">13</text:p>
              </table:table-cell>
            </table:table-row>
          </table:table>
          <text:p text:style-name="P15"/>
          <text:p text:style-name="P15">Class:<text:span text:style-name="T9"> The name of the type of Frame you are building.</text:span></text:p>
          <text:p text:style-name="P15">Weight:<text:span text:style-name="T9"> The total weight of the Frame in metric tons.</text:span></text:p>
          <text:p text:style-name="P15">Cost:<text:span text:style-name="T9"> The base cost of the Frame in Construction Points.</text:span></text:p>
          <text:p text:style-name="P15">Head/Torso/Arms/Legs:<text:span text:style-name="T9"> The amount of Space and Kills each of that type of Servo has.</text:span></text:p>
          <text:p text:style-name="P15">Melee:<text:span text:style-name="T9"> Melee damage bonus for that Frame.</text:span></text:p>
          <text:p text:style-name="P15">Throw:<text:span text:style-name="T9"> Base throwing distance for that Frame (for a 0.5 ton item.)</text:span></text:p>
          <text:p text:style-name="P15">Max Armor:<text:span text:style-name="T9"> The maximum amount of Armor allowed on each Servo for this Frame type.</text:span></text:p>
          <text:p text:style-name="P13"/>
        </text:section>
        <text:h text:style-name="P27" text:outline-level="3">Frame Customizations</text:h>
        <text:p text:style-name="P16"><text:span text:style-name="T1">Expanded/Reinforced Servos:</text:span><text:span text:style-name="T2"> Servos may trade Spaces for Kills (and vice versa) at a rate of </text:span><text:span text:style-name="T1">1 Kill for 2 Spaces</text:span><text:span text:style-name="T2">. For instance: a mecha with a Lightweight frame that desires more space in the Torso could trade 1 Kill for 2 spaces, for an end result of 3 Kills and 6 Spaces in that Servo. A mecha that desires more reinforcement could trade 2 Spaces for 1 Kill, with an end result of 5 Kills and 2 Spaces in that Servo.</text:span></text:p>
        <text:p text:style-name="P11">Note that this does not change the total weight of the Frame or the melee/throwing distance stats: it is assumed that the end result is the same. This also has no effect on the number of extra spaces provided by Hands or Weapon Mounts: those systems add spaces based on the base value of the servo.</text:p>
        <text:p text:style-name="P11"/>
        <text:p text:style-name="P23"><text:span text:style-name="T1">Powerplants:</text:span><text:span text:style-name="T2"> The core of any mecha is the powerplant. In most cases, a mecha's powerplant is assumed to be some kind of miniaturized fusion reactor, but alternatives are also possible. All percentages listed below are based on the Frame's Base Cost (round to the nearest 1/10th of a CP).</text:span></text:p>
        <text:list xml:id="list1816229442866952189" text:style-name="L4">
          <text:list-item>
            <text:p text:style-name="P33"><text:span text:style-name="T1">Hot Powerplant (-10%).</text:span><text:span text:style-name="T2"> Hot Powerplants reduce the Explosion Save rating from 9 to 5. However, they reduce the cost of themecha and also give a +1 bonus to Ground MA.</text:span></text:p>
          </text:list-item>
          <text:list-item>
            <text:p text:style-name="P33"><text:span text:style-name="T1">Charge:</text:span><text:span text:style-name="T2"> An Undercharged Powerplant is too small to effectively drive the mecha's Frame, while Overcharged and Supercharged Powerplants allow for higher performance.</text:span></text:p>
            <text:list>
              <text:list-item>
                <text:p text:style-name="P34">Undercharged: -25%, +1 MV and Ground MA.</text:p>
              </text:list-item>
              <text:list-item>
                <text:p text:style-name="P34">Overcharged: +25%, +1 MV and Ground MA.</text:p>
              </text:list-item>
              <text:list-item>
                <text:p text:style-name="P34">Supercharged: +50%, +2 MV and Ground MA.</text:p>
                <text:p text:style-name="P34"><text:soft-page-break/></text:p>
              </text:list-item>
            </text:list>
          </text:list-item>
          <text:list-item>
            <text:p text:style-name="P33"><text:span text:style-name="T1">Need Fuel (-25%):</text:span><text:span text:style-name="T2"> Most mecha are assumed to run for at least ten days of continual operation before needing recharging. Mecha that Need Fuel must be refueled at least once every 12 hours of continual operation, meaning that they usually require a ship or other support vessel.</text:span></text:p>
            <text:p text:style-name="P34"/>
          </text:list-item>
        </text:list>
        <text:p text:style-name="P16"><text:span text:style-name="T1">Cockpit:</text:span><text:span text:style-name="T2"> A Cockpit costs no CP, but takes up 1 Space from either the Head or Torso servo. A Cockpit can be either Armored, Canopy, or Open, depending on how well it is protected.</text:span></text:p>
        <text:list xml:id="list1445209830793027764" text:style-name="L5">
          <text:list-item>
            <text:p text:style-name="P35">Armored Cockpits get the full protection of their Servo's armor if hit. However, they require Sensors to view the outside world: if the mecha's Sensors are destroyed, the pilot becomes blind to the outside world.</text:p>
          </text:list-item>
          <text:list-item>
            <text:p text:style-name="P35">Canopy Cockpits include a transparent window, allowing normal vision without screens or periscopes. However, they only provide 2 SP of protection against a Cockpit hit.</text:p>
          </text:list-item>
          <text:list-item>
            <text:p text:style-name="P35">An Open Cockpit takes up no Spaces, but also provides no armor against a Cockpit hit. (These are usually reserved for civilian vehicles such as motorcycles or convertible cars)</text:p>
          </text:list-item>
        </text:list>
        <text:p text:style-name="P17"/>
        <text:p text:style-name="P16"><text:span text:style-name="T11">Control Systems:</text:span><text:span text:style-name="T10"> Control Systems are how the pilot controls the mecha. Improved Control Systems can increase the mecha's Maneuver Value, but are correspondingly more expensive and complicated.</text:span></text:p>
        <text:list xml:id="list6919444165371482470" text:style-name="L6">
          <text:list-item>
            <text:p text:style-name="P36">Manual (-10 %): Manual Controls border on the primitive: lever-action controls connected to cables or hydraulics, small windows or portholes for viewing out of, all readouts are physical gauges scattered around the cockpit. -1 MV.</text:p>
          </text:list-item>
          <text:list-item>
            <text:p text:style-name="P36">Screen (+0%): Screen Controls are assumed to be the default for mecha. The view of the outside world is provided through monitors or screens providing a 180 degree view of the outside world. Fly-by-wire controls improve responsiveness and give accurate responses, and readouts include "glass cockpit" style screens or HUDs to make vital information easier to read.</text:p>
          </text:list-item>
          <text:list-item>
            <text:p text:style-name="P36">Virtual (+10%): Virtual Controls are state-of-the-art for the Algol setting. The mecha's view is relayed directly to the pilot, either through a helmet-mounted display or a 360-degree "bubble" of screens surrounding the pilot. Voice-activated controls further improve handling and give -1 MV.</text:p>
          </text:list-item>
        </text:list>
        <text:p text:style-name="P18"/>
        <text:p text:style-name="P11"/>
        <text:p text:style-name="P7"/>
        <text:p text:style-name="P11"/>
        <text:p text:style-name="P19"><text:line-break/></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Ebrima2" svg:font-family="Ebrima" style:font-pitch="variable"/>
    <style:font-face style:name="Ebrima1" svg:font-family="Ebrima" style:font-adornments="Bold" style:font-pitch="variable"/>
    <style:font-face style:name="Ebrima" svg:font-family="Ebrima"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text-properties style:font-name="Ebrima" fo:font-size="10pt"/>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style:font-name="Ebrima1"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4T19:42:26.05</meta:creation-date>
    <dc:date>2017-05-08T23:12:23.74</dc:date>
    <meta:editing-duration>PT12H16M33S</meta:editing-duration>
    <meta:editing-cycles>25</meta:editing-cycles>
    <meta:generator>OpenOffice/4.1.2$Win32 OpenOffice.org_project/412m3$Build-9782</meta:generator>
    <meta:document-statistic meta:table-count="2" meta:image-count="0" meta:object-count="0" meta:page-count="5" meta:paragraph-count="156" meta:word-count="2195" meta:character-count="12102"/>
  </office:meta>
</office:document-meta>
</file>